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417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4.3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Mills Family</text:p>
          </table:table-cell>
          <table:table-cell table:style-name="ce1"/>
          <table:table-cell/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Mills (1585 to 17 Oct 1674)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 Mills (1631 to 09 Mar 1726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 table:number-columns-spanned="2" table:number-rows-spanned="1">
            <text:p>Timothy Mills (1667 to 30 Mar 1751)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izabeth</text:p>
          </table:table-cell>
          <table:table-cell table:number-columns-repeated="2"/>
          <table:table-cell office:value-type="string" calcext:value-type="string">
            <text:p>Sarah Longbotham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aac Mills (13 Mar 1697 to 08 Jul 176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annah Miller (06 Aug 1698 to 16 Sep 1777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aac Mills(19 Feb 1727 to 23 Apr 178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rah Phillips (26 Feb 1732 to 29 Apr 1790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Mills (27 Aug 1757 to 27 Dec 1785)</text:p>
          </table:table-cell>
          <table:table-cell table:style-name="Default" office:value-type="string" calcext:value-type="string">
            <text:p>George Mills (23 Aug 1765 to 18 Mar 1846) </text:p>
          </table:table-cell>
          <table:table-cell/>
          <table:table-cell table:style-name="ce2" office:value-type="string" calcext:value-type="string">
            <text:p>Elizabeth (Mills) Mills (22 Apr 1763 to 12 Jul 1824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rtha Helme (19 Feb 1761 to 23 Nov 1854)</text:p>
          </table:table-cell>
          <table:table-cell office:value-type="string" calcext:value-type="string">
            <text:p>Tabitha Davis (16 Feb 1774 to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liam Mills (11 Nov 1792 to 15 Aug 1867)</text:p>
          </table:table-cell>
          <table:table-cell office:value-type="string" calcext:value-type="string" table:number-columns-spanned="2" table:number-rows-spanned="1">
            <text:p>Jonas Davis Mills (02 May 1795 to 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borah Smith (02 Dec 1768 to 13 Jun 1882)</text:p>
          </table:table-cell>
          <table:table-cell office:value-type="string" calcext:value-type="string">
            <text:p>Mary Hallock (08 Dec 1798 to 02 Mar 1827)</text:p>
          </table:table-cell>
          <table:table-cell office:value-type="string" calcext:value-type="string">
            <text:p>Mary Platt Mills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mith Smills</text:p>
          </table:table-cell>
          <table:table-cell office:value-type="string" calcext:value-type="string">
            <text:p>Edward H. Mills (25 Mar 1819 to 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ames D. Warren ()</text:p>
          </table:table-cell>
          <table:table-cell office:value-type="string" calcext:value-type="string">
            <text:p>Mary Ann Pine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5:15:22.578197182</meta:creation-date>
    <dc:date>2023-01-27T18:17:23.539970531</dc:date>
    <meta:editing-duration>P2DT1H28M10S</meta:editing-duration>
    <meta:editing-cycles>5</meta:editing-cycles>
    <meta:generator>LibreOffice/7.3.6.2$Linux_X86_64 LibreOffice_project/30$Build-2</meta:generator>
    <meta:document-statistic meta:table-count="1" meta:cell-count="33" meta:object-count="0"/>
  </office:meta>
</office:document-meta>
</file>